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640000024FE09AA504A2215B71.jpg" manifest:media-type="image/jpeg"/>
  <manifest:file-entry manifest:full-path="Pictures/2000000C000046E80000263C11329D48E3B8A406.wmf" manifest:media-type="image/x-wmf"/>
  <manifest:file-entry manifest:full-path="Pictures/100002010000030C0000000658FE6A398B68CD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ormale" style:font-family-generic="swiss" style:font-pitch="variable"/>
    <style:font-face style:name="Vrinda" svg:font-family="Vrinda" style:font-adornments="Standard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la1" style:family="table">
      <style:table-properties style:width="17.995cm" fo:margin-left="-0.314cm" fo:margin-top="0cm" fo:margin-bottom="0cm" table:align="left" style:writing-mode="lr-tb"/>
    </style:style>
    <style:style style:name="Tabella1.A" style:family="table-column">
      <style:table-column-properties style:column-width="5.794cm"/>
    </style:style>
    <style:style style:name="Tabella1.B" style:family="table-column">
      <style:table-column-properties style:column-width="0.212cm"/>
    </style:style>
    <style:style style:name="Tabella1.C" style:family="table-column">
      <style:table-column-properties style:column-width="11.502cm"/>
    </style:style>
    <style:style style:name="Tabella1.D" style:family="table-column">
      <style:table-column-properties style:column-width="0.48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a1.3" style:family="table-row">
      <style:table-row-properties style:min-row-height="1.475cm" fo:keep-together="auto"/>
    </style:style>
    <style:style style:name="P1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P3" style:family="paragraph" style:parent-style-name="Foot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weight="bold" style:font-size-asian="14pt" style:font-weight-asian="bold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weight="bold" officeooo:paragraph-rsid="0010ee9e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2pt" fo:font-weight="bold" style:font-size-asian="12pt" style:font-weight-asian="bold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officeooo:paragraph-rsid="0010ee9e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name-complex="Times New Roman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officeooo:paragraph-rsid="0010ee9e" style:letter-kerning="false" style:font-size-asian="12pt" style:font-name-complex="Times New Roman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auto" style:writing-mode="lr-tb"/>
      <style:text-properties fo:font-size="12pt" style:letter-kerning="false" style:font-size-asian="12pt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auto" style:writing-mode="lr-tb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4pt" fo:language="it" fo:country="IT" fo:font-weight="bold" style:letter-kerning="true" style:font-name-asian="Times New Roman1" style:font-size-asian="14pt" style:language-asian="it" style:country-asian="IT" style:font-weight-asian="bold" style:font-name-complex="Liberation Serif1" style:font-size-complex="14pt" style:language-complex="ar" style:country-complex="SA" style:font-weight-complex="bold" fo:hyphenate="false" fo:hyphenation-remain-char-count="2" fo:hyphenation-push-char-count="2"/>
    </style:style>
    <style:style style:name="P23" style:family="paragraph" style:parent-style-name="Pièe8e8e8_20_di_20_pagina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size="8pt" fo:language="it" fo:country="IT" style:letter-kerning="true" style:font-name-asian="Times New Roman1" style:font-size-asian="8pt" style:language-asian="it" style:country-asian="IT" style:font-name-complex="Liberation Serif1" style:font-size-complex="12pt" style:language-complex="ar" style:country-complex="SA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.487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02cm"/>
          <style:tab-stop style:position="11.001cm"/>
        </style:tab-stops>
      </style:paragraph-properties>
      <style:text-properties style:font-name="Arial" fo:font-size="14pt" fo:font-style="italic" style:font-size-asian="14pt" style:font-style-asian="italic" style:font-name-complex="Times New Roman1" style:font-size-complex="12pt" fo:hyphenate="false" fo:hyphenation-remain-char-count="2" fo:hyphenation-push-char-count="2"/>
    </style:style>
    <style:style style:name="P25" style:family="paragraph" style:parent-style-name="Standard" style:master-page-name="Standard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vertical-align="auto" style:writing-mode="lr-tb"/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26" style:family="paragraph">
      <style:paragraph-properties fo:margin-left="0cm" fo:margin-right="0cm" fo:text-align="center" fo:text-indent="0cm" style:text-autospace="none"/>
    </style:style>
    <style:style style:name="P27" style:family="paragraph">
      <style:paragraph-properties fo:margin-left="0cm" fo:margin-right="0cm" fo:text-align="justify" fo:text-indent="0cm" style:text-autospace="none"/>
    </style:style>
    <style:style style:name="P28" style:family="paragraph">
      <style:paragraph-properties fo:margin-left="0cm" fo:margin-right="0cm" fo:text-indent="0cm" style:text-autospace="none"/>
    </style:style>
    <style:style style:name="P29" style:family="paragraph">
      <style:paragraph-properties fo:margin-left="0cm" fo:margin-right="0cm" fo:text-align="end" fo:text-indent="0cm" style:text-autospace="none"/>
    </style:style>
    <style:style style:name="P30" style:family="paragraph">
      <loext:graphic-properties draw:fill-color="#ffffff"/>
      <style:paragraph-properties fo:margin-left="0cm" fo:margin-right="0cm" fo:text-align="center" fo:text-indent="0cm" style:text-autospace="none"/>
      <style:text-properties fo:color="#000000" style:font-name="Arial1" fo:font-size="12pt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1" style:family="paragraph">
      <style:paragraph-properties fo:text-align="start"/>
      <style:text-properties fo:font-variant="normal" fo:text-transform="none" style:text-line-through-style="none" style:text-line-through-type="none" style:font-name="Verdana1" fo:font-size="12pt" fo:font-style="normal" style:text-underline-style="none" fo:font-weight="normal" fo:background-color="transparent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Vrinda" fo:font-size="12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Verdana1" fo:font-size="12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T3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T4" style:family="text">
      <style:text-properties fo:font-size="12pt" style:letter-kerning="false" style:font-size-asian="12pt" style:font-size-complex="12pt"/>
    </style:style>
    <style:style style:name="T5" style:family="text">
      <style:text-properties fo:font-size="12pt" style:letter-kerning="false" style:font-size-asian="12pt" style:font-name-complex="Times New Roman1" style:font-size-complex="12pt"/>
    </style:style>
    <style:style style:name="T6" style:family="text">
      <style:text-properties style:font-name="Times New Roman" fo:background-color="transparent" loext:char-shading-value="0"/>
    </style:style>
    <style:style style:name="T7" style:family="text">
      <style:text-properties officeooo:rsid="0030442b"/>
    </style:style>
    <style:style style:name="T8" style:family="text">
      <style:text-properties fo:font-weight="bold" officeooo:rsid="0030442b" style:font-weight-asian="bold" style:font-weight-complex="bold"/>
    </style:style>
    <style:style style:name="T9" style:family="text">
      <style:text-properties officeooo:rsid="0035a70c"/>
    </style:style>
    <style:style style:name="T10" style:family="text">
      <style:text-properties fo:color="#000000" style:font-name="Arial1" fo:font-size="12pt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Arial1" fo:font-size="12pt" style:letter-kerning="false" style:font-name-asian="Times New Roman" style:font-size-asian="12pt" style:language-asian="it" style:country-asian="IT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515cm" fo:min-width="18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mpo di testo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mpo di testo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<text:span text:style-name="T1"/></text:p>
          </form:textarea>
          <form:text form:name="Campo di testo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ampo di testo 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mpo di testo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ampo di testo 9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8" draw:name="Forma4" draw:style-name="gr3" draw:text-style-name="P32" svg:width="11.071cm" svg:height="0.611cm" svg:x="7.9cm" svg:y="14.25cm" draw:control="control5"/>
      <draw:control text:anchor-type="page" text:anchor-page-number="1" draw:z-index="11" draw:name="Forma2" draw:style-name="gr3" draw:text-style-name="P31" svg:width="3.01cm" svg:height="0.611cm" svg:x="14.416cm" svg:y="19.6cm" draw:control="control8"/>
      <text:p text:style-name="P25"/>
      <text:p text:style-name="P6">FOGLIO DI PRENOTAZIONE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5">Partenza il giorno: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8"><draw:control text:anchor-type="as-char" svg:y="-0.046cm" draw:z-index="3" draw:name="Forma2" draw:style-name="gr2" draw:text-style-name="P31" svg:width="7.361cm" svg:height="0.611cm" draw:control="control9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6">Rientro il giorno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0"><draw:control text:anchor-type="as-char" svg:y="-0.152cm" draw:z-index="4" draw:name="Forma2" draw:style-name="gr2" draw:text-style-name="P31" svg:width="7.448cm" svg:height="0.611cm" draw:control="control1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3">
          <table:table-cell table:style-name="Tabella1.A1" office:value-type="string">
            <text:p text:style-name="P15">Sede ritiro <text:span text:style-name="T6">chiavi:</text:span>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1"><draw:control text:anchor-type="as-char" svg:y="-0.861cm" draw:z-index="5" draw:name="Forma3" draw:style-name="gr2" draw:text-style-name="P31" svg:width="11.071cm" svg:height="1.99cm" draw:control="control2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5">Autoveicolo: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8"><draw:control text:anchor-type="as-char" svg:y="-0.298cm" draw:z-index="6" draw:name="Forma4" draw:style-name="gr2" draw:text-style-name="P31" svg:width="11.071cm" svg:height="0.551cm" draw:control="control3"/></text:p>
          </table:table-cell>
          <table:table-cell table:style-name="Tabella1.A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6">NUMERO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7"><draw:control text:anchor-type="as-char" svg:y="-0.799cm" draw:z-index="9" draw:name="Forma5" draw:style-name="gr2" draw:text-style-name="P33" svg:width="11.12cm" svg:height="0.551cm" draw:control="control6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6">Conducente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0"><draw:control text:anchor-type="as-char" svg:y="-0.568cm" draw:z-index="7" draw:name="Forma4" draw:style-name="gr2" draw:text-style-name="P31" svg:width="11.071cm" svg:height="0.551cm" draw:control="control4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6">Viaggiatori oltre al cond<text:span text:style-name="T9">ucen</text:span>te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9"><draw:control text:anchor-type="as-char" svg:y="-0.688cm" draw:z-index="10" draw:name="Forma6" draw:style-name="gr2" draw:text-style-name="P31" svg:width="1.932cm" svg:height="0.611cm" draw:control="control7"/></text:p>
          </table:table-cell>
          <table:table-cell table:style-name="Tabella1.A1" office:value-type="string">
            <text:p text:style-name="P4"/>
          </table:table-cell>
        </table:table-row>
        <table:table-row table:style-name="Tabella1.1">
          <table:table-cell table:style-name="Tabella1.A1" office:value-type="string">
            <text:p text:style-name="P16">Car pooling con: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"/>
          </table:table-cell>
        </table:table-row>
      </table:table>
      <text:p text:style-name="P24"><draw:custom-shape text:anchor-type="paragraph" draw:z-index="2" draw:name="Forma1" draw:style-name="gr1" draw:text-style-name="P30" svg:width="18.504cm" svg:height="3.894cm" svg:x="-0.55cm" svg:y="0.43cm"><text:p text:style-name="P26"><text:span text:style-name="T10">AUTORIZZAZIONE ALL’UTILIZZO DI AUTOVEICOLI DI SERVIZIO </text:span></text:p><text:p text:style-name="P26"><text:span text:style-name="T10">DELL’AMMINISTRAZIONE PROVINCIALE</text:span></text:p><text:p text:style-name="P26"><text:span text:style-name="T11"/></text:p><text:p text:style-name="P27"><text:span text:style-name="T10">Il presente foglio di prenotazione costituisce anche AUTORIZZAZIONE a condurre l’automezzo</text:span></text:p><text:p text:style-name="P27"><text:span text:style-name="T10">per esigenze di servizio, la stessa è efficace solo per le date e gli orari sopra-indicati.</text:span></text:p><text:p text:style-name="P28"><text:span text:style-name="T11"/></text:p><text:p text:style-name="P29"><text:span text:style-name="T10">DIPARTIMENTO ORGANIZZAZIONE, PERSONALE E AFFARI GENERALI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/>
      <text:p text:style-name="P24"/>
      <text:p text:style-name="P24"/>
      <text:p text:style-name="P24"/>
      <text:p text:style-name="P24"/>
      <text:p text:style-name="P13"/>
      <text:p text:style-name="P13"/>
      <text:p text:style-name="P14"/>
      <text:p text:style-name="P12"><text:span text:style-name="T5"><text:tab/><text:tab/><text:tab/><text:tab/><text:tab/><text:tab/><text:tab/><text:tab/><text:tab/></text:span><text:span text:style-name="T4">DATA </text:span></text:p>
      <text:p text:style-name="P13"/>
      <text:p text:style-name="P17">PRIMA DI SALIRE A BORDO, CONTROLLARE LE CONDIZIONI DEL VEICOLO. RIPORTARE LA DESCRIZIONE NEL CASO DI EVENTUALI ANOMALI<text:span text:style-name="T7">E E SEGNALARE IMMEDIATAMENTE AL NUMERO </text:span><text:span text:style-name="T8">0461-496415</text:span><text:span text:style-name="T7">.</text:span> 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9"><text:span text:style-name="T5"><text:tab/><text:tab/><text:tab/><text:tab/><text:tab/><text:tab/></text:span><text:span text:style-name="T4">FIRMA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ormale" style:font-family-generic="swiss" style:font-pitch="variable"/>
    <style:font-face style:name="Vrinda" svg:font-family="Vrinda" style:font-adornments="Standard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it" fo:country="IT" style:font-name-asian="Verdana2" style:font-family-asian="Verdan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List_20_1" style:display-name="List 1" style:family="paragraph" style:parent-style-name="Standard" style:auto-update="true" style:default-outline-level="" style:class="list">
      <style:paragraph-properties fo:margin-left="0.635cm" fo:margin-right="0cm" fo:text-align="justify" style:justify-single-word="false" fo:orphans="2" fo:widows="2" fo:hyphenation-ladder-count="no-limit" fo:text-indent="-0.635cm" style:auto-text-indent="false" style:vertical-align="auto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language="it" fo:country="IT" style:letter-kerning="true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Elenco_20_Cap_20_Lettera" style:display-name="Elenco Cap Lettera" style:family="paragraph" style:parent-style-name="Standard" style:auto-update="true" style:default-outline-level="">
      <style:paragraph-properties fo:margin-left="1.199cm" fo:margin-right="0cm" fo:text-align="justify" style:justify-single-word="false" fo:orphans="2" fo:widows="2" fo:hyphenation-ladder-count="no-limit" fo:text-indent="-1.199cm" style:auto-text-indent="false" style:vertical-align="auto">
        <style:tab-stops>
          <style:tab-stop style:position="1.199cm"/>
        </style:tab-stops>
      </style:paragraph-properties>
      <style:text-properties fo:color="#000000" style:font-name="Verdana" fo:font-family="Verdana" style:font-family-generic="roman" style:font-pitch="variable" fo:font-size="11pt" fo:language="it" fo:country="IT" style:letter-kerning="true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Elenco_20_cap" style:display-name="Elenco cap" style:family="paragraph" style:parent-style-name="List_20_1">
      <style:text-properties style:font-name="Verdana" fo:font-family="Verdana" style:font-family-generic="roman" style:font-pitch="variable" fo:font-size="11pt" fo:language="it" fo:country="IT" style:letter-kerning="true" fo:background-color="#ffffff" style:font-size-asian="11pt" style:language-asian="ar" style:country-asian="SA" style:font-name-complex="Verdana2" style:font-family-complex="Verdana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Pièe8e8e8_20_di_20_pagina" style:display-name="Pièe8e8e8 di pagina" style:family="paragraph" style:parent-style-name="Standard" style:default-outline-level="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Head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MP3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MP5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4pt" fo:language="it" fo:country="IT" fo:font-weight="bold" style:letter-kerning="true" style:font-name-asian="Times New Roman1" style:font-size-asian="14pt" style:language-asian="it" style:country-asian="IT" style:font-weight-asian="bold" style:font-name-complex="Liberation Serif1" style:font-size-complex="14pt" style:language-complex="ar" style:country-complex="SA" style:font-weight-complex="bold" fo:hyphenate="false" fo:hyphenation-remain-char-count="2" fo:hyphenation-push-char-count="2"/>
    </style:style>
    <style:style style:name="MP6" style:family="paragraph" style:parent-style-name="Pièe8e8e8_20_di_20_pagina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fo:color="#000000" style:font-name="Times New Roman" fo:font-size="8pt" fo:language="it" fo:country="IT" style:letter-kerning="true" style:font-name-asian="Times New Roman1" style:font-size-asian="8pt" style:language-asian="it" style:country-asian="IT" style:font-name-complex="Liberation Serif1" style:font-size-complex="12pt" style:language-complex="ar" style:country-complex="SA" fo:hyphenate="false" fo:hyphenation-remain-char-count="2" fo:hyphenation-push-char-count="2"/>
    </style:style>
    <style:style style:name="MP7" style:family="paragraph" style:parent-style-name="Footer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hi" style:country-complex="IN" fo:hyphenate="false" fo:hyphenation-remain-char-count="2" fo:hyphenation-push-char-count="2"/>
    </style:style>
    <style:style style:name="MT1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MT2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13.018cm" svg:y="0.616cm" svg:width="3.81cm" svg:height="1.372cm" draw:z-index="0"><draw:image xlink:href="Pictures/10000000000006640000024FE09AA504A2215B71.jpg" xlink:type="simple" xlink:show="embed" xlink:actuate="onLoad"/></draw:frame><draw:frame draw:style-name="Mfr2" draw:name="Immagine2" text:anchor-type="as-char" svg:width="4.357cm" svg:height="2.35cm" draw:z-index="1"><draw:image xlink:href="Pictures/2000000C000046E80000263C11329D48E3B8A406.wmf" xlink:type="simple" xlink:show="embed" xlink:actuate="onLoad"/></draw:frame></text:p>
        <text:p text:style-name="MP2"/>
        <text:p text:style-name="MP2"><draw:frame draw:style-name="Mfr3" draw:name="Immagine3" text:anchor-type="paragraph" svg:width="17.5cm" svg:height="0.049cm" draw:z-index="12"><draw:image xlink:href="Pictures/100002010000030C0000000658FE6A398B68CD65.png" xlink:type="simple" xlink:show="embed" xlink:actuate="onLoad"/></draw:frame></text:p>
        <text:p text:style-name="MP2"/>
        <text:p text:style-name="MP3"><text:span text:style-name="MT1">DIPARTIMENTO ORGANIZZAZIONE, PERSONALE E AFFARI GENERALI</text:span><text:span text:style-name="MT2"> </text:span></text:p>
        <text:p text:style-name="MP4"/>
        <text:p text:style-name="MP5">UFF. GESTIONI GENERALI</text:p>
      </style:header>
      <style:footer>
        <text:p text:style-name="MP6">Sede centrale: 38122 TRENTO - Piazza Dante, 15 - Tel. 0461/495111 - C.F. e P. IVA 00337460224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GLIO DI PRENOTAZIONE</dc:title>
    <meta:initial-creator>Tiziano Donati</meta:initial-creator>
    <meta:creation-date>2017-11-16T14:36:12.266000000</meta:creation-date>
    <dc:date>2018-04-12T10:33:11.915000000</dc:date>
    <meta:print-date>2017-11-13T11:58:00</meta:print-date>
    <meta:editing-cycles>38</meta:editing-cycles>
    <meta:editing-duration>PT1H56M44S</meta:editing-duration>
    <dc:creator>Tiziano Donati</dc:creator>
    <meta:generator>LibreOffice/5.3.7.2$Windows_x86 LibreOffice_project/6b8ed514a9f8b44d37a1b96673cbbdd077e24059</meta:generator>
    <meta:document-statistic meta:table-count="1" meta:image-count="3" meta:object-count="0" meta:page-count="1" meta:paragraph-count="24" meta:word-count="75" meta:character-count="909" meta:non-whitespace-character-count="832"/>
    <meta:user-defined meta:name="Company">PAT</meta:user-defined>
    <meta:user-defined meta:name="Operator">pr41478</meta:user-defined>
  </office:meta>
</office:document-meta>
</file>